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Courier New" fo:font-size="11pt" style:font-size-asian="11pt" style:font-size-complex="11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1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Drawing Functions</text:p>
      <text:p text:style-name="Standard"/>
      <text:p text:style-name="Standard">Certain Hook Scripts are responsible for drawing information on the display. <text:s/>The first among these is the Hook that is responsible for drawing the 'CHARACTER/VIEW' screen. <text:s/>This document is an attempt to describe the available graphics functions. <text:s/>If you examine the Special Ability named “Global_Display”, you will find a Script named “CharacterViewScreen”. <text:s/>Studying this script will probably help you understand what I try to say in the following document.</text:p>
      <text:p text:style-name="Standard"/>
      <text:p text:style-name="Standard">Very few numbers appear in these graphics scripts. <text:s/>Almost all the functions require their (usually singular) parameter to be a previously defined value. <text:s/>The function “$GrSet” is used to define locations on the screen, spacing between text fields, etc. <text:s/>Each defined value has an arbitrary name and two integer values which are commonly x- and y-values. <text:s/>We will call these names and their values “vname”. <text:s/>For example <text:s/>(notice the third example particularly):</text:p>
      <text:p text:style-name="Standard"/>
      <text:p text:style-name="P3">$GrSet( “TopLeft”, 18,18); // the uppermost/leftmost text location</text:p>
      <text:p text:style-name="P3">$GrSet( “This is the way we wash our clothes”, 430, 00); // My income</text:p>
      <text:p text:style-name="P3">$GrSet( “Toast”, “TopLeft”, 220); // Result will be (18,220).</text:p>
      <text:p text:style-name="P3"/>
      <text:p text:style-name="P4">There are several pre-defined variables:</text:p>
      <text:list xml:id="list38471455" text:style-name="L1">
        <text:list-item>
          <text:p text:style-name="P5">“Anchor” - Initially set to (18,18)</text:p>
        </text:list-item>
        <text:list-item>
          <text:p text:style-name="P5">“Cursor”. - Initially set to (18,18)</text:p>
        </text:list-item>
        <text:list-item>
          <text:p text:style-name="P5">“Linefeed” - Initially set to (0,12)</text:p>
        </text:list-item>
        <text:list-item>
          <text:p text:style-name="P5">“Color” - Initially set to “WHITE”</text:p>
        </text:list-item>
        <text:list-item>
          <text:p text:style-name="P5"/>
          <text:p text:style-name="P5"/>
        </text:list-item>
      </text:list>
      <text:p text:style-name="P4"><text:s/>Many of the functions affect one or more of these. <text:s/>When Text is printed, it is generally printed at the “Cursor” location. <text:s/>Several functions change the “Anchor” and simultaneously set the “Cursor” to the “Anchor”. <text:s/>Here is a list of functions, their effect on the screen, and their effects on the 'hidden' variables: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Function</text:p>
          </table:table-cell>
          <table:table-cell table:style-name="Table1.A1" office:value-type="string">
            <text:p text:style-name="P2">Effect </text:p>
          </table:table-cell>
          <table:table-cell table:style-name="Table1.A1" office:value-type="string">
            <text:p text:style-name="P2">Anchor effect</text:p>
          </table:table-cell>
          <table:table-cell table:style-name="Table1.D1" office:value-type="string">
            <text:p text:style-name="P2">Cursor effect</text:p>
          </table:table-cell>
        </table:table-row>
        <table:table-row>
          <table:table-cell table:style-name="Table1.A2" office:value-type="string">
            <text:p text:style-name="P2">$GrSet(name, integer, integer)</text:p>
          </table:table-cell>
          <table:table-cell table:style-name="Table1.A2" office:value-type="string">
            <text:p text:style-name="P2">Sets the named variable to the value of the two integers. <text:s/>Either or both integers can be replaced with a vname. <text:s/>The appropriate value of vname will be used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$GrPrint(text)</text:p>
          </table:table-cell>
          <table:table-cell table:style-name="Table1.A2" office:value-type="string">
            <text:p text:style-name="P2">Display text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>Advanced to right</text:p>
          </table:table-cell>
        </table:table-row>
        <table:table-row>
          <table:table-cell table:style-name="Table1.A2" office:value-type="string">
            <text:p text:style-name="P2">$GrPrtLF(text)</text:p>
          </table:table-cell>
          <table:table-cell table:style-name="Table1.A2" office:value-type="string">
            <text:p text:style-name="P2">Display text</text:p>
          </table:table-cell>
          <table:table-cell table:style-name="Table1.A2" office:value-type="string">
            <text:p text:style-name="P2">Add “Linefeed” value</text:p>
          </table:table-cell>
          <table:table-cell table:style-name="Table1.D2" office:value-type="string">
            <text:p text:style-name="P2">Set to new Anchor</text:p>
          </table:table-cell>
        </table:table-row>
        <table:table-row>
          <table:table-cell table:style-name="Table1.A2" office:value-type="string">
            <text:p text:style-name="P2">$GrMoveTo(vname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Set to value</text:p>
          </table:table-cell>
          <table:table-cell table:style-name="Table1.D2" office:value-type="string">
            <text:p text:style-name="P2">Set to new Anchor</text:p>
          </table:table-cell>
        </table:table-row>
        <table:table-row>
          <table:table-cell table:style-name="Table1.A2" office:value-type="string">
            <text:p text:style-name="P2">$GrMove(vname) <text:s text:c="6"/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dd Value</text:p>
          </table:table-cell>
          <table:table-cell table:style-name="Table1.D2" office:value-type="string">
            <text:p text:style-name="P2">Set to new Anchor</text:p>
          </table:table-cell>
        </table:table-row>
        <table:table-row>
          <table:table-cell table:style-name="Table1.A2" office:value-type="string">
            <text:p text:style-name="P2">$GrColor(color_name)</text:p>
          </table:table-cell>
          <table:table-cell table:style-name="Table1.A2" office:value-type="string">
            <text:p text:style-name="P2">Changes color of subsequent text </text:p>
            <text:p text:style-name="P2"><text:soft-page-break/>See possible colors below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$GrMark(vname)</text:p>
          </table:table-cell>
          <table:table-cell table:style-name="Table1.A2" office:value-type="string">
            <text:p text:style-name="P2">Sets vname to the current value of “Cursor”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$GrTab(vname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>vname + anchor</text:p>
          </table:table-cell>
        </table:table-row>
      </table:table>
      <text:p text:style-name="P4"/>
      <text:p text:style-name="P4">These are the allowed Color values: <text:s/>“WHITE”, “GREEN”, “RED”, “ORANGE”, and “YELLOW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1:05.22</meta:creation-date>
    <meta:generator>OpenOffice.org/3.2$Win32 OpenOffice.org_project/320m18$Build-9502</meta:generator>
    <dc:date>2014-01-03T18:30:52.36</dc:date>
    <dc:creator>Paul Stevens</dc:creator>
    <meta:editing-duration>PT00H55M03S</meta:editing-duration>
    <meta:editing-cycles>4</meta:editing-cycles>
    <meta:document-statistic meta:table-count="1" meta:image-count="0" meta:object-count="0" meta:page-count="2" meta:paragraph-count="39" meta:word-count="389" meta:character-count="2322"/>
  </office:meta>
</office:document-meta>
</file>